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159.87mm" svg:height="90.05mm" svg:x="181.84mm" svg:y="17.26mm">
            <draw:object draw:notify-on-update-of-ranges="CapnZeroEval.B1:CapnZeroEval.B22 CapnZeroEval.C1:CapnZeroEval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665805.924742" calcext:value-type="float">
            <text:p>665805.924742</text:p>
          </table:table-cell>
          <table:table-cell office:value-type="float" office:value="103750.588322" calcext:value-type="float">
            <text:p>103750.588322</text:p>
          </table:table-cell>
          <table:table-cell office:value-type="float" office:value="186922" calcext:value-type="float">
            <text:p>186922</text:p>
          </table:table-cell>
          <table:table-cell office:value-type="float" office:value="779861" calcext:value-type="float">
            <text:p>779861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688768.945" calcext:value-type="float">
            <text:p>688768.945</text:p>
          </table:table-cell>
          <table:table-cell office:value-type="float" office:value="81971.388681" calcext:value-type="float">
            <text:p>81971.388681</text:p>
          </table:table-cell>
          <table:table-cell office:value-type="float" office:value="198905" calcext:value-type="float">
            <text:p>198905</text:p>
          </table:table-cell>
          <table:table-cell office:value-type="float" office:value="800999" calcext:value-type="float">
            <text:p>800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676332.417" calcext:value-type="float">
            <text:p>676332.417</text:p>
          </table:table-cell>
          <table:table-cell office:value-type="float" office:value="86751.882851" calcext:value-type="float">
            <text:p>86751.882851</text:p>
          </table:table-cell>
          <table:table-cell office:value-type="float" office:value="193812" calcext:value-type="float">
            <text:p>193812</text:p>
          </table:table-cell>
          <table:table-cell office:value-type="float" office:value="771401" calcext:value-type="float">
            <text:p>7714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680522.495" calcext:value-type="float">
            <text:p>680522.495</text:p>
          </table:table-cell>
          <table:table-cell office:value-type="float" office:value="78156.043978" calcext:value-type="float">
            <text:p>78156.043978</text:p>
          </table:table-cell>
          <table:table-cell office:value-type="float" office:value="191176" calcext:value-type="float">
            <text:p>191176</text:p>
          </table:table-cell>
          <table:table-cell office:value-type="float" office:value="763126" calcext:value-type="float">
            <text:p>7631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671359.897" calcext:value-type="float">
            <text:p>671359.897</text:p>
          </table:table-cell>
          <table:table-cell office:value-type="float" office:value="88577.343174" calcext:value-type="float">
            <text:p>88577.343174</text:p>
          </table:table-cell>
          <table:table-cell office:value-type="float" office:value="230845" calcext:value-type="float">
            <text:p>230845</text:p>
          </table:table-cell>
          <table:table-cell office:value-type="float" office:value="756737" calcext:value-type="float">
            <text:p>7567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676973.459" calcext:value-type="float">
            <text:p>676973.459</text:p>
          </table:table-cell>
          <table:table-cell office:value-type="float" office:value="99783.64346" calcext:value-type="float">
            <text:p>99783.64346</text:p>
          </table:table-cell>
          <table:table-cell office:value-type="float" office:value="203069" calcext:value-type="float">
            <text:p>203069</text:p>
          </table:table-cell>
          <table:table-cell office:value-type="float" office:value="806982" calcext:value-type="float">
            <text:p>8069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998857.984" calcext:value-type="float">
            <text:p>998857.984</text:p>
          </table:table-cell>
          <table:table-cell office:value-type="float" office:value="117652.929335" calcext:value-type="float">
            <text:p>117652.929335</text:p>
          </table:table-cell>
          <table:table-cell office:value-type="float" office:value="296276" calcext:value-type="float">
            <text:p>296276</text:p>
          </table:table-cell>
          <table:table-cell office:value-type="float" office:value="1112965" calcext:value-type="float">
            <text:p>11129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1342835.607" calcext:value-type="float">
            <text:p>1342835.607</text:p>
          </table:table-cell>
          <table:table-cell office:value-type="float" office:value="170188.807076" calcext:value-type="float">
            <text:p>170188.807076</text:p>
          </table:table-cell>
          <table:table-cell office:value-type="float" office:value="362168" calcext:value-type="float">
            <text:p>362168</text:p>
          </table:table-cell>
          <table:table-cell office:value-type="float" office:value="1672593" calcext:value-type="float">
            <text:p>16725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2013913.267" calcext:value-type="float">
            <text:p>2013913.267</text:p>
          </table:table-cell>
          <table:table-cell office:value-type="float" office:value="306854.365253" calcext:value-type="float">
            <text:p>306854.365253</text:p>
          </table:table-cell>
          <table:table-cell office:value-type="float" office:value="434000" calcext:value-type="float">
            <text:p>434000</text:p>
          </table:table-cell>
          <table:table-cell office:value-type="float" office:value="2631830" calcext:value-type="float">
            <text:p>26318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3451418.329" calcext:value-type="float">
            <text:p>3451418.329</text:p>
          </table:table-cell>
          <table:table-cell office:value-type="float" office:value="248434.909566" calcext:value-type="float">
            <text:p>248434.909566</text:p>
          </table:table-cell>
          <table:table-cell office:value-type="float" office:value="830495" calcext:value-type="float">
            <text:p>830495</text:p>
          </table:table-cell>
          <table:table-cell office:value-type="float" office:value="3806289" calcext:value-type="float">
            <text:p>38062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48588" calcext:value-type="float">
            <text:p>1048588</text:p>
          </table:table-cell>
          <table:table-cell office:value-type="float" office:value="6230671.13" calcext:value-type="float">
            <text:p>6230671.13</text:p>
          </table:table-cell>
          <table:table-cell office:value-type="float" office:value="430007.003884" calcext:value-type="float">
            <text:p>430007.003884</text:p>
          </table:table-cell>
          <table:table-cell office:value-type="float" office:value="1360432" calcext:value-type="float">
            <text:p>1360432</text:p>
          </table:table-cell>
          <table:table-cell office:value-type="float" office:value="7658793" calcext:value-type="float">
            <text:p>76587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2"/>
          <table:table-cell table:formula="of:=[.C22]-[.C21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6T17:03:53.958949514</dc:date>
    <meta:editing-duration>PT3M12S</meta:editing-duration>
    <meta:editing-cycles>1</meta:editing-cycles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legend chart:legend-position="end" svg:x="13.725cm" svg:y="4.204cm" style:legend-expansion="high" chart:style-name="ch2"/>
        <chart:plot-area chart:style-name="ch3" table:cell-range-address="CapnZeroEval.B1:CapnZeroEval.C22" chart:data-source-has-labels="column" svg:x="0.319cm" svg:y="0.18cm" svg:width="13.087cm" svg:height="8.646cm">
          <chartooo:coordinate-region svg:x="1.866cm" svg:y="0.18cm" svg:width="11.54cm" svg:height="7.131cm"/>
          <chart:axis chart:dimension="x" chart:name="primary-x" chart:style-name="ch4" chartooo:axis-type="auto">
            <chartooo:date-scale/>
            <chart:categories table:cell-range-address="CapnZeroEval.B1:CapnZeroEval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1:CapnZeroEval.C22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1:CapnZeroEval.B22</svg:desc>
                </draw:g>
              </table:table-cell>
              <table:table-cell office:value-type="float" office:value="665805.924742">
                <text:p>665805.924742</text:p>
                <draw:g>
                  <svg:desc>CapnZeroEval.C1:CapnZeroEval.C22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88768.945">
                <text:p>688768.9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76332.417">
                <text:p>676332.4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80522.495">
                <text:p>680522.4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71359.897">
                <text:p>671359.89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676973.459">
                <text:p>676973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998857.984">
                <text:p>998857.984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42835.607">
                <text:p>1342835.607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013913.267">
                <text:p>2013913.267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3451418.329">
                <text:p>3451418.329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6230671.13">
                <text:p>623067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